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872E2061C0AE54C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8cm, 0.201cm, 26.26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82cm" svg:height="10.988cm" svg:x="2.2cm" svg:y="0.512cm">
          <draw:image xlink:href="Pictures/1000000000000BD000000FC0872E2061C0AE54C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15:32.877657564</dc:date>
    <meta:editing-duration>PT2M2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